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Heading_20_3">
      <style:paragraph-properties fo:margin-top="0in" fo:margin-bottom="0.1in" style:contextual-spacing="false"/>
      <style:text-properties style:font-name="Ubuntu1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Heading_20_4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Heading_20_4">
      <style:paragraph-properties fo:margin-top="0in" fo:margin-bottom="0.1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5" style:family="paragraph" style:parent-style-name="Heading_20_4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6" style:family="paragraph" style:parent-style-name="Heading_20_4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7" style:family="paragraph" style:parent-style-name="Heading_20_4">
      <style:paragraph-properties fo:margin-top="0in" fo:margin-bottom="0.1in" style:contextual-spacing="false" fo:keep-with-next="always"/>
      <style:text-properties officeooo:paragraph-rsid="00339d5a"/>
    </style:style>
    <style:style style:name="P8" style:family="paragraph" style:parent-style-name="Heading_20_4">
      <style:paragraph-properties fo:margin-top="0in" fo:margin-bottom="0.1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Heading_20_4">
      <style:paragraph-properties fo:margin-top="0in" fo:margin-bottom="0.1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0" style:family="paragraph" style:parent-style-name="Standard">
      <style:paragraph-properties fo:margin-top="0in" fo:margin-bottom="0.1in" style:contextual-spacing="false"/>
      <style:text-properties style:font-name="Ubuntu1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 style:list-style-name="L2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 style:list-style-name="L3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 style:list-style-name="L4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 style:list-style-name="L5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 style:list-style-name="L7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 style:list-style-name="L8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 style:list-style-name="L9">
      <style:paragraph-properties fo:margin-top="0in" fo:margin-bottom="0.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 style:list-style-name="L13">
      <style:paragraph-properties fo:margin-top="0in" fo:margin-bottom="0.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 style:list-style-name="L11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 style:list-style-name="L12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 style:list-style-name="L13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14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15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left="0.4925in" fo:margin-top="0in" fo:margin-bottom="0.1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6020cf" officeooo:paragraph-rsid="006020cf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63bd0c" officeooo:paragraph-rsid="0063bd0c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64b584" officeooo:paragraph-rsid="0064b584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63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5" style:family="paragraph" style:parent-style-name="Text_20_body" style:list-style-name="L10">
      <style:paragraph-properties fo:margin-top="0in" fo:margin-bottom="0.1in" style:contextual-spacing="false"/>
      <style:text-properties style:font-name="Ubuntu1"/>
    </style:style>
    <style:style style:name="P66" style:family="paragraph" style:parent-style-name="Text_20_body">
      <style:paragraph-properties fo:margin-top="0in" fo:margin-bottom="0.1in" style:contextual-spacing="false"/>
      <style:text-properties style:font-name="Ubuntu1"/>
    </style:style>
    <style:style style:name="P67" style:family="paragraph" style:parent-style-name="Text_20_body" style:list-style-name="L2">
      <style:paragraph-properties fo:margin-top="0in" fo:margin-bottom="0.1in" style:contextual-spacing="false"/>
      <style:text-properties officeooo:paragraph-rsid="002ba219"/>
    </style:style>
    <style:style style:name="P68" style:family="paragraph" style:parent-style-name="Text_20_body" style:list-style-name="L3">
      <style:paragraph-properties fo:margin-top="0in" fo:margin-bottom="0.1in" style:contextual-spacing="false"/>
      <style:text-properties officeooo:paragraph-rsid="002ba219"/>
    </style:style>
    <style:style style:name="P69" style:family="paragraph" style:parent-style-name="Text_20_body" style:list-style-name="L4">
      <style:paragraph-properties fo:margin-top="0in" fo:margin-bottom="0.1in" style:contextual-spacing="false"/>
      <style:text-properties officeooo:paragraph-rsid="002ba219"/>
    </style:style>
    <style:style style:name="P70" style:family="paragraph" style:parent-style-name="Text_20_body" style:list-style-name="L5">
      <style:paragraph-properties fo:margin-top="0in" fo:margin-bottom="0.1in" style:contextual-spacing="false"/>
      <style:text-properties officeooo:paragraph-rsid="002ba219"/>
    </style:style>
    <style:style style:name="P71" style:family="paragraph" style:parent-style-name="Text_20_body" style:list-style-name="L6">
      <style:paragraph-properties fo:margin-top="0in" fo:margin-bottom="0.1in" style:contextual-spacing="false"/>
      <style:text-properties officeooo:paragraph-rsid="002ba219"/>
    </style:style>
    <style:style style:name="P72" style:family="paragraph" style:parent-style-name="Text_20_body" style:list-style-name="L7">
      <style:paragraph-properties fo:margin-top="0in" fo:margin-bottom="0.1in" style:contextual-spacing="false"/>
      <style:text-properties officeooo:paragraph-rsid="002ba219"/>
    </style:style>
    <style:style style:name="P73" style:family="paragraph" style:parent-style-name="Text_20_body" style:list-style-name="L9">
      <style:paragraph-properties fo:margin-top="0in" fo:margin-bottom="0.1in" style:contextual-spacing="false"/>
      <style:text-properties officeooo:paragraph-rsid="00291e57"/>
    </style:style>
    <style:style style:name="P74" style:family="paragraph" style:parent-style-name="Text_20_body" style:list-style-name="L9">
      <style:paragraph-properties fo:margin-top="0in" fo:margin-bottom="0.1in" style:contextual-spacing="false"/>
    </style:style>
    <style:style style:name="P75" style:family="paragraph" style:parent-style-name="Text_20_body" style:list-style-name="L11">
      <style:paragraph-properties fo:margin-top="0in" fo:margin-bottom="0.1in" style:contextual-spacing="false"/>
    </style:style>
    <style:style style:name="P76" style:family="paragraph" style:parent-style-name="Text_20_body" style:list-style-name="L12">
      <style:paragraph-properties fo:margin-top="0in" fo:margin-bottom="0.1in" style:contextual-spacing="false"/>
    </style:style>
    <style:style style:name="P77" style:family="paragraph" style:parent-style-name="Text_20_body" style:list-style-name="L13">
      <style:paragraph-properties fo:margin-top="0in" fo:margin-bottom="0.1in" style:contextual-spacing="false"/>
      <style:text-properties officeooo:paragraph-rsid="002bac5b"/>
    </style:style>
    <style:style style:name="P78" style:family="paragraph" style:parent-style-name="Text_20_body" style:list-style-name="L13">
      <style:paragraph-properties fo:margin-top="0in" fo:margin-bottom="0.1in" style:contextual-spacing="false"/>
    </style:style>
    <style:style style:name="P79" style:family="paragraph" style:parent-style-name="Text_20_body" style:list-style-name="L14">
      <style:paragraph-properties fo:margin-top="0in" fo:margin-bottom="0.1in" style:contextual-spacing="false"/>
    </style:style>
    <style:style style:name="P80" style:family="paragraph" style:parent-style-name="Text_20_body" style:list-style-name="L15">
      <style:paragraph-properties fo:margin-top="0in" fo:margin-bottom="0.1in" style:contextual-spacing="false"/>
    </style:style>
    <style:style style:name="P81" style:family="paragraph" style:parent-style-name="Text_20_body" style:list-style-name="L16">
      <style:paragraph-properties fo:margin-top="0in" fo:margin-bottom="0.1in" style:contextual-spacing="false"/>
    </style:style>
    <style:style style:name="P82" style:family="paragraph" style:parent-style-name="Text_20_body" style:list-style-name="L17">
      <style:paragraph-properties fo:margin-top="0in" fo:margin-bottom="0.1in" style:contextual-spacing="false"/>
    </style:style>
    <style:style style:name="P83" style:family="paragraph" style:parent-style-name="Text_20_body" style:list-style-name="L18">
      <style:paragraph-properties fo:margin-top="0in" fo:margin-bottom="0.1in" style:contextual-spacing="false"/>
      <style:text-properties officeooo:paragraph-rsid="002bac5b"/>
    </style:style>
    <style:style style:name="P84" style:family="paragraph" style:parent-style-name="Text_20_body" style:list-style-name="L19">
      <style:paragraph-properties fo:margin-top="0in" fo:margin-bottom="0.1in" style:contextual-spacing="false"/>
      <style:text-properties officeooo:paragraph-rsid="002bac5b"/>
    </style:style>
    <style:style style:name="P85" style:family="paragraph" style:parent-style-name="Text_20_body" style:list-style-name="L20">
      <style:paragraph-properties fo:margin-top="0in" fo:margin-bottom="0.1in" style:contextual-spacing="false"/>
      <style:text-properties officeooo:paragraph-rsid="002bac5b"/>
    </style:style>
    <style:style style:name="P86" style:family="paragraph" style:parent-style-name="Text_20_body" style:list-style-name="L21">
      <style:paragraph-properties fo:margin-top="0in" fo:margin-bottom="0.1in" style:contextual-spacing="false"/>
      <style:text-properties officeooo:paragraph-rsid="002bac5b"/>
    </style:style>
    <style:style style:name="P87" style:family="paragraph" style:parent-style-name="Text_20_body" style:list-style-name="L22">
      <style:paragraph-properties fo:margin-top="0in" fo:margin-bottom="0.1in" style:contextual-spacing="false"/>
      <style:text-properties officeooo:paragraph-rsid="002bac5b"/>
    </style:style>
    <style:style style:name="P88" style:family="paragraph" style:parent-style-name="Text_20_body" style:list-style-name="L23">
      <style:paragraph-properties fo:margin-top="0in" fo:margin-bottom="0.1in" style:contextual-spacing="false"/>
      <style:text-properties officeooo:paragraph-rsid="002bac5b"/>
    </style:style>
    <style:style style:name="P89" style:family="paragraph" style:parent-style-name="Text_20_body" style:list-style-name="L24">
      <style:paragraph-properties fo:margin-top="0in" fo:margin-bottom="0.1in" style:contextual-spacing="false"/>
      <style:text-properties officeooo:paragraph-rsid="002bac5b"/>
    </style:style>
    <style:style style:name="P90" style:family="paragraph" style:parent-style-name="Text_20_body" style:list-style-name="L25">
      <style:paragraph-properties fo:margin-top="0in" fo:margin-bottom="0.1in" style:contextual-spacing="false"/>
      <style:text-properties officeooo:paragraph-rsid="002bac5b"/>
    </style:style>
    <style:style style:name="P91" style:family="paragraph" style:parent-style-name="Text_20_body" style:list-style-name="L26">
      <style:paragraph-properties fo:margin-top="0in" fo:margin-bottom="0.1in" style:contextual-spacing="false"/>
      <style:text-properties officeooo:paragraph-rsid="002bac5b"/>
    </style:style>
    <style:style style:name="P92" style:family="paragraph" style:parent-style-name="Text_20_body" style:list-style-name="L27">
      <style:paragraph-properties fo:margin-top="0in" fo:margin-bottom="0.1in" style:contextual-spacing="false"/>
      <style:text-properties officeooo:paragraph-rsid="002bac5b"/>
    </style:style>
    <style:style style:name="P93" style:family="paragraph" style:parent-style-name="Text_20_body" style:list-style-name="L28">
      <style:paragraph-properties fo:margin-top="0in" fo:margin-bottom="0.1in" style:contextual-spacing="false"/>
      <style:text-properties officeooo:paragraph-rsid="002bac5b"/>
    </style:style>
    <style:style style:name="P94" style:family="paragraph" style:parent-style-name="Text_20_body" style:list-style-name="L29">
      <style:paragraph-properties fo:margin-top="0in" fo:margin-bottom="0.1in" style:contextual-spacing="false"/>
      <style:text-properties officeooo:paragraph-rsid="002bac5b"/>
    </style:style>
    <style:style style:name="P95" style:family="paragraph" style:parent-style-name="Text_20_body" style:list-style-name="L30">
      <style:paragraph-properties fo:margin-top="0in" fo:margin-bottom="0.1in" style:contextual-spacing="false"/>
      <style:text-properties officeooo:paragraph-rsid="002bac5b"/>
    </style:style>
    <style:style style:name="P96" style:family="paragraph" style:parent-style-name="Text_20_body" style:list-style-name="L31">
      <style:paragraph-properties fo:margin-top="0in" fo:margin-bottom="0.1in" style:contextual-spacing="false"/>
      <style:text-properties officeooo:paragraph-rsid="002bac5b"/>
    </style:style>
    <style:style style:name="P97" style:family="paragraph" style:parent-style-name="Text_20_body" style:list-style-name="L32">
      <style:paragraph-properties fo:margin-top="0in" fo:margin-bottom="0.1in" style:contextual-spacing="false"/>
      <style:text-properties officeooo:paragraph-rsid="002bac5b"/>
    </style:style>
    <style:style style:name="P98" style:family="paragraph" style:parent-style-name="Text_20_body" style:list-style-name="L32">
      <style:paragraph-properties fo:margin-top="0in" fo:margin-bottom="0.1in" style:contextual-spacing="false"/>
      <style:text-properties officeooo:paragraph-rsid="00421b03"/>
    </style:style>
    <style:style style:name="P99" style:family="paragraph" style:parent-style-name="Text_20_body" style:list-style-name="L33">
      <style:paragraph-properties fo:margin-top="0in" fo:margin-bottom="0.1in" style:contextual-spacing="false"/>
      <style:text-properties officeooo:paragraph-rsid="003ff6a3"/>
    </style:style>
    <style:style style:name="P100" style:family="paragraph" style:parent-style-name="Text_20_body">
      <style:paragraph-properties fo:margin-top="0in" fo:margin-bottom="0.1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101" style:family="paragraph" style:parent-style-name="Text_20_body">
      <style:paragraph-properties fo:margin-top="0in" fo:margin-bottom="0.1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102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103" style:family="paragraph" style:parent-style-name="Text_20_body">
      <style:paragraph-properties fo:margin-top="0in" fo:margin-bottom="0.1in" style:contextual-spacing="false"/>
      <style:text-properties officeooo:rsid="0057ab3a" officeooo:paragraph-rsid="0057ab3a"/>
    </style:style>
    <style:style style:name="P104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105" style:family="paragraph" style:parent-style-name="Text_20_body">
      <style:paragraph-properties fo:margin-top="0in" fo:margin-bottom="0.1in" style:contextual-spacing="false"/>
      <style:text-properties officeooo:paragraph-rsid="001d9326"/>
    </style:style>
    <style:style style:name="P106" style:family="paragraph" style:parent-style-name="Text_20_body">
      <style:paragraph-properties fo:margin-top="0in" fo:margin-bottom="0.1in" style:contextual-spacing="false"/>
      <style:text-properties officeooo:paragraph-rsid="002bac5b"/>
    </style:style>
    <style:style style:name="P107" style:family="paragraph" style:parent-style-name="Text_20_body">
      <style:paragraph-properties fo:margin-left="0.4925in" fo:margin-top="0in" fo:margin-bottom="0.1in" style:contextual-spacing="false" fo:text-indent="0in" style:auto-text-indent="false"/>
      <style:text-properties officeooo:paragraph-rsid="00421b03"/>
    </style:style>
    <style:style style:name="P108" style:family="paragraph" style:parent-style-name="Text_20_body">
      <style:paragraph-properties fo:margin-top="0in" fo:margin-bottom="0.1in" style:contextual-spacing="false"/>
      <style:text-properties officeooo:paragraph-rsid="003068f5"/>
    </style:style>
    <style:style style:name="P109" style:family="paragraph" style:parent-style-name="Text_20_body">
      <style:paragraph-properties fo:margin-top="0in" fo:margin-bottom="0.1in" style:contextual-spacing="false"/>
      <style:text-properties officeooo:paragraph-rsid="003e6785"/>
    </style:style>
    <style:style style:name="P110" style:family="paragraph" style:parent-style-name="Text_20_body">
      <style:paragraph-properties fo:margin-top="0in" fo:margin-bottom="0.1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1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113" style:family="paragraph" style:parent-style-name="Text_20_body">
      <style:paragraph-properties fo:margin-top="0in" fo:margin-bottom="0.1in" style:contextual-spacing="false"/>
      <style:text-properties officeooo:paragraph-rsid="003ff6a3"/>
    </style:style>
    <style:style style:name="P114" style:family="paragraph" style:parent-style-name="Text_20_body">
      <style:paragraph-properties fo:margin-top="0in" fo:margin-bottom="0.1in" style:contextual-spacing="false"/>
      <style:text-properties officeooo:paragraph-rsid="004938e9"/>
    </style:style>
    <style:style style:name="P115" style:family="paragraph" style:parent-style-name="Text_20_body">
      <style:paragraph-properties fo:margin-top="0in" fo:margin-bottom="0.1in" style:contextual-spacing="false"/>
      <style:text-properties officeooo:paragraph-rsid="004ee2e8"/>
    </style:style>
    <style:style style:name="P116" style:family="paragraph" style:parent-style-name="Text_20_body">
      <style:paragraph-properties fo:margin-top="0in" fo:margin-bottom="0.1in" style:contextual-spacing="false"/>
      <style:text-properties officeooo:paragraph-rsid="00508d3e"/>
    </style:style>
    <style:style style:name="P117" style:family="paragraph" style:parent-style-name="Text_20_body">
      <style:paragraph-properties fo:margin-top="0in" fo:margin-bottom="0.1in" style:contextual-spacing="false"/>
      <style:text-properties officeooo:paragraph-rsid="00514690"/>
    </style:style>
    <style:style style:name="P118" style:family="paragraph" style:parent-style-name="Text_20_body">
      <style:paragraph-properties fo:margin-top="0in" fo:margin-bottom="0.1in" style:contextual-spacing="false"/>
    </style:style>
    <style:style style:name="P119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1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514690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style:text-underline-style="solid" style:text-underline-width="auto" style:text-underline-color="font-color" officeooo:rsid="001e5673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name-asian="Noto Serif CJK SC" style:font-size-asian="11pt" style:language-asian="zxx" style:country-asian="none" style:font-weight-asian="bold" style:font-name-complex="Noto Sans Devanagari1" style:font-size-complex="11pt" style:language-complex="zxx" style:country-complex="none" style:font-weight-complex="bold"/>
    </style:style>
    <style:style style:name="T22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1e567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3" style:family="text">
      <style:text-properties style:font-name="Ubuntu1" fo:font-size="11pt" fo:language="zxx" fo:country="none" style:text-underline-style="solid" style:text-underline-width="auto" style:text-underline-color="font-color" fo:font-weight="bold" officeooo:rsid="004938e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4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5" style:family="text">
      <style:text-properties style:font-name="Ubuntu1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6" style:family="text">
      <style:text-properties style:font-name="Ubuntu1" fo:font-size="11pt" officeooo:rsid="004ca4ae" style:font-size-asian="11pt" style:font-size-complex="11pt"/>
    </style:style>
    <style:style style:name="T27" style:family="text">
      <style:text-properties style:font-name="Ubuntu1" fo:font-size="11pt" officeooo:rsid="00514690" style:font-size-asian="11pt" style:font-size-complex="11pt"/>
    </style:style>
    <style:style style:name="T28" style:family="text">
      <style:text-properties style:font-name="Ubuntu1" fo:font-size="11pt" officeooo:rsid="004d786d" style:font-size-asian="11pt" style:font-size-complex="11pt"/>
    </style:style>
    <style:style style:name="T29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30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31" style:family="text">
      <style:text-properties officeooo:rsid="002bac5b"/>
    </style:style>
    <style:style style:name="T32" style:family="text">
      <style:text-properties officeooo:rsid="003e2b14"/>
    </style:style>
    <style:style style:name="T33" style:family="text">
      <style:text-properties style:font-name="Ubuntu"/>
    </style:style>
    <style:style style:name="T34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35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36" style:family="text">
      <style:text-properties style:font-name="Ubuntu" fo:font-size="11pt" fo:language="zxx" fo:country="none" officeooo:rsid="004938e9" style:font-size-asian="11pt" style:language-asian="zxx" style:country-asian="none" style:font-size-complex="11pt" style:language-complex="zxx" style:country-complex="none"/>
    </style:style>
    <style:style style:name="T37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8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9" style:family="text">
      <style:text-properties style:font-name="Ubuntu" fo:font-size="11pt" officeooo:rsid="00514690" style:font-size-asian="11pt" style:font-size-complex="11pt"/>
    </style:style>
    <style:style style:name="T40" style:family="text">
      <style:text-properties style:font-name="Ubuntu" fo:language="zxx" fo:country="none" style:language-asian="zxx" style:country-asian="none" style:language-complex="zxx" style:country-complex="none"/>
    </style:style>
    <style:style style:name="T41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42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43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44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45" style:family="text">
      <style:text-properties officeooo:rsid="003ff6a3"/>
    </style:style>
    <style:style style:name="T46" style:family="text">
      <style:text-properties officeooo:rsid="004b0729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fo:font-weight="bold" style:font-weight-asian="bold" style:font-weight-complex="bold"/>
    </style:style>
    <style:style style:name="T50" style:family="text">
      <style:text-properties fo:color="#c9211e" loext:opacity="100%" fo:font-weight="bold" officeooo:rsid="004d786d" style:font-weight-asian="bold" style:font-weight-complex="bold"/>
    </style:style>
    <style:style style:name="T51" style:family="text">
      <style:text-properties fo:color="#c9211e" loext:opacity="100%" fo:font-weight="bold" officeooo:rsid="004ee2e8" style:font-weight-asian="bold" style:font-weight-complex="bold"/>
    </style:style>
    <style:style style:name="T52" style:family="text">
      <style:text-properties fo:color="#c9211e" loext:opacity="100%" fo:font-weight="bold" officeooo:rsid="00514690" style:font-weight-asian="bold" style:font-weight-complex="bold"/>
    </style:style>
    <style:style style:name="T53" style:family="text">
      <style:text-properties fo:color="#c9211e" loext:opacity="100%" officeooo:rsid="004ee2e8"/>
    </style:style>
    <style:style style:name="T54" style:family="text">
      <style:text-properties fo:color="#c9211e" loext:opacity="100%" style:font-name="Ubuntu1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55" style:family="text">
      <style:text-properties fo:color="#c9211e" loext:opacity="100%" style:font-name="Ubuntu1" fo:font-size="11pt" fo:language="zxx" fo:country="none" officeooo:rsid="00508d3e" style:font-size-asian="11pt" style:language-asian="zxx" style:country-asian="none" style:font-size-complex="11pt" style:language-complex="zxx" style:country-complex="none"/>
    </style:style>
    <style:style style:name="T56" style:family="text">
      <style:text-properties fo:color="#c9211e" loext:opacity="100%" style:font-name="Ubuntu1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57" style:family="text">
      <style:text-properties fo:color="#c9211e" loext:opacity="100%" style:font-name="Ubuntu1" fo:font-size="11pt" fo:language="zxx" fo:country="none" fo:font-weight="normal" officeooo:rsid="004ee2e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8" style:family="text">
      <style:text-properties fo:color="#c9211e" loext:opacity="100%" style:font-name="Ubuntu1" fo:font-size="11pt" fo:language="zxx" fo:country="none" fo:font-weight="normal" officeooo:rsid="00508d3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59" style:family="text">
      <style:text-properties fo:color="#c9211e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60" style:family="text">
      <style:text-properties fo:color="#c9211e" loext:opacity="100%" style:font-name="Ubuntu1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1" style:family="text">
      <style:text-properties fo:color="#c9211e" loext:opacity="100%" style:font-name="Ubuntu1" fo:font-size="11pt" officeooo:rsid="00508d3e" style:font-size-asian="11pt" style:font-size-complex="11pt"/>
    </style:style>
    <style:style style:name="T62" style:family="text">
      <style:text-properties fo:color="#c9211e" loext:opacity="100%" style:font-name="Ubuntu1" fo:font-size="11pt" officeooo:rsid="0052ea02" style:font-size-asian="11pt" style:font-size-complex="11pt"/>
    </style:style>
    <style:style style:name="T63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64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65" style:family="text">
      <style:text-properties fo:color="#c9211e" loext:opacity="100%" officeooo:rsid="00514690"/>
    </style:style>
    <style:style style:name="T66" style:family="text">
      <style:text-properties fo:color="#c9211e" loext:opacity="100%" style:font-name="Ubuntu"/>
    </style:style>
    <style:style style:name="T67" style:family="text">
      <style:text-properties fo:color="#c9211e" loext:opacity="100%" style:font-name="Ubuntu" officeooo:rsid="00508d3e"/>
    </style:style>
    <style:style style:name="T68" style:family="text">
      <style:text-properties fo:color="#c9211e" loext:opacity="100%" style:font-name="Ubuntu" fo:font-size="11pt" officeooo:rsid="00514690" style:font-size-asian="11pt" style:font-size-complex="11pt"/>
    </style:style>
    <style:style style:name="T69" style:family="text">
      <style:text-properties fo:color="#c9211e" loext:opacity="100%" style:font-name="Ubuntu" fo:font-size="11pt" officeooo:rsid="0052ea02" style:font-size-asian="11pt" style:font-size-complex="11pt"/>
    </style:style>
    <style:style style:name="T70" style:family="text">
      <style:text-properties fo:color="#c9211e" loext:opacity="100%" officeooo:rsid="004ca4ae"/>
    </style:style>
    <style:style style:name="T71" style:family="text">
      <style:text-properties officeooo:rsid="004d786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4d786d" style:font-weight-asian="bold" style:font-weight-complex="bold"/>
    </style:style>
    <style:style style:name="T74" style:family="text">
      <style:text-properties officeooo:rsid="004ee2e8"/>
    </style:style>
    <style:style style:name="T75" style:family="text">
      <style:text-properties fo:color="#000000" loext:opacity="100%" fo:font-weight="bold" officeooo:rsid="004d786d" style:font-weight-asian="bold" style:font-weight-complex="bold"/>
    </style:style>
    <style:style style:name="T76" style:family="text">
      <style:text-properties fo:color="#000000" loext:opacity="100%" fo:font-weight="bold" officeooo:rsid="004ee2e8" style:font-weight-asian="bold" style:font-weight-complex="bold"/>
    </style:style>
    <style:style style:name="T77" style:family="text">
      <style:text-properties fo:color="#000000" loext:opacity="100%" fo:font-weight="bold" officeooo:rsid="00508d3e" style:font-weight-asian="bold" style:font-weight-complex="bold"/>
    </style:style>
    <style:style style:name="T78" style:family="text">
      <style:text-properties fo:color="#000000" loext:opacity="100%" fo:font-weight="bold" officeooo:rsid="00514690" style:font-weight-asian="bold" style:font-weight-complex="bold"/>
    </style:style>
    <style:style style:name="T79" style:family="text">
      <style:text-properties fo:color="#000000" loext:opacity="100%" style:font-name="Ubuntu1" fo:font-size="11pt" fo:language="zxx" fo:country="none" fo:font-weight="normal" officeooo:rsid="004ca4a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0" style:family="text">
      <style:text-properties fo:color="#000000" loext:opacity="100%" style:font-name="Ubuntu1" fo:font-size="11pt" fo:language="zxx" fo:country="none" fo:font-weight="normal" officeooo:rsid="0051469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81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82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83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84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85" style:family="text">
      <style:text-properties fo:color="#000000" loext:opacity="100%" style:font-name="Ubuntu" fo:font-size="11pt" officeooo:rsid="0052ea02" style:font-size-asian="11pt" style:font-size-complex="11pt"/>
    </style:style>
    <style:style style:name="T86" style:family="text">
      <style:text-properties officeooo:rsid="00508d3e"/>
    </style:style>
    <style:style style:name="T87" style:family="text">
      <style:text-properties officeooo:rsid="00514690"/>
    </style:style>
    <style:style style:name="T88" style:family="text">
      <style:text-properties fo:font-variant="normal" fo:text-transform="none" fo:color="#1f1f1f" loext:opacity="100%" style:font-name="Ubuntu" fo:letter-spacing="normal"/>
    </style:style>
    <style:style style:name="T89" style:family="text">
      <style:text-properties officeooo:rsid="0057ab3a"/>
    </style:style>
    <style:style style:name="T90" style:family="text">
      <style:text-properties officeooo:rsid="00592596"/>
    </style:style>
    <style:style style:name="T91" style:family="text">
      <style:text-properties officeooo:rsid="005a3bfa"/>
    </style:style>
    <style:style style:name="T92" style:family="text">
      <style:text-properties officeooo:rsid="005b5cb0"/>
    </style:style>
    <style:style style:name="T93" style:family="text">
      <style:text-properties officeooo:rsid="005da2c9"/>
    </style:style>
    <style:style style:name="T94" style:family="text">
      <style:text-properties officeooo:rsid="005f08d0"/>
    </style:style>
    <style:style style:name="T95" style:family="text">
      <style:text-properties officeooo:rsid="006020cf"/>
    </style:style>
    <style:style style:name="T96" style:family="text">
      <style:text-properties officeooo:rsid="0061dd2b"/>
    </style:style>
    <style:style style:name="T97" style:family="text">
      <style:text-properties officeooo:rsid="0063bd0c"/>
    </style:style>
    <style:style style:name="T98" style:family="text">
      <style:text-properties officeooo:rsid="0064b584"/>
    </style:style>
    <style:style style:name="T99" style:family="text">
      <style:text-properties officeooo:rsid="004ca4a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58"/>
      <text:h text:style-name="P2" text:outline-level="4">Lesson 1 </text:h>
      <text:p text:style-name="P57"/>
      <text:p text:style-name="P103"><text:span text:style-name="T6">Bonjour.</text:span></text:p>
      <text:p text:style-name="P103"><text:span text:style-name="T6">Au revoir.</text:span></text:p>
      <text:p text:style-name="P27"/>
      <text:p text:style-name="P28">Une fille.<text:tab/><text:tab/><text:span text:style-name="T90">[ un fi ]</text:span></text:p>
      <text:p text:style-name="P28">Un garçon.<text:tab/> <text:tab/><text:span text:style-name="T90">[ qa garso ]</text:span></text:p>
      <text:p text:style-name="P28">Une femme.<text:tab/><text:tab/><text:span text:style-name="T90">[ un f</text:span><text:span text:style-name="T96">a</text:span><text:span text:style-name="T90">m ]</text:span></text:p>
      <text:p text:style-name="P28">Un homme.<text:tab/><text:tab/><text:span text:style-name="T90">[ qa n_om ]</text:span></text:p>
      <text:p text:style-name="P28"/>
      <text:p text:style-name="P31">Les <text:s/><text:span text:style-name="T89">garçon</text:span>s.<text:tab/><text:tab/>[ le garson ]</text:p>
      <text:p text:style-name="P31">Les filles.<text:tab/><text:tab/>[ le fi ]<text:tab/></text:p>
      <text:p text:style-name="P32">L<text:span text:style-name="T95">es </text:span>hommes.<text:tab/><text:tab/><text:span text:style-name="T95">[le ż_om]</text:span></text:p>
      <text:p text:style-name="P52">Les femmes<text:tab/><text:tab/><text:span text:style-name="T95">[ le fam ]</text:span></text:p>
      <text:p text:style-name="P52"/>
      <text:p text:style-name="P27"><text:span text:style-name="T72">Mang</text:span><text:span text:style-name="T49">er</text:span> [ man-xġe ] (to eat)</text:p>
      <text:p text:style-name="P27">Je<text:tab/><text:tab/>mang<text:span text:style-name="T48">e</text:span><text:tab/><text:tab/>[ xġ man-xġ ]</text:p>
      <text:p text:style-name="P27">Tu<text:tab/><text:tab/>mang<text:span text:style-name="T48">es</text:span><text:tab/>[ tu man-xġ ]</text:p>
      <text:p text:style-name="P27">Il, elle, on<text:tab/>mang<text:span text:style-name="T48">e</text:span><text:tab/><text:tab/>[ il, el, qu man-xġ ]</text:p>
      <text:p text:style-name="P27">Nous<text:tab/><text:tab/>mang<text:span text:style-name="T48">eons</text:span><text:tab/>[ nu man-xġo ]</text:p>
      <text:p text:style-name="P27">Vous<text:tab/><text:tab/>mang<text:span text:style-name="T48">ez</text:span><text:tab/>[ vu man-xġe ]</text:p>
      <text:p text:style-name="P27">Ils, elles<text:tab/>mang<text:span text:style-name="T48">ent</text:span><text:tab/>[ il, el man-xġ ]</text:p>
      <text:p text:style-name="P27"/>
      <text:p text:style-name="P27"/>
      <text:p text:style-name="P30"><text:span text:style-name="Strong_20_Emphasis">Boi</text:span><text:span text:style-name="Strong_20_Emphasis"><text:span text:style-name="T48">re</text:span></text:span> <text:tab/>[ bwa ] (to drink)<text:tab/><text:tab/><text:tab/><text:tab/><text:span text:style-name="Strong_20_Emphasis">oi -&gt; </text:span><text:span text:style-name="Strong_20_Emphasis"><text:span text:style-name="T93">wa</text:span></text:span></text:p>
      <text:p text:style-name="P27">Je<text:tab/><text:tab/>boi<text:span text:style-name="T48">s</text:span><text:tab/><text:tab/>[ xġ bwa ]</text:p>
      <text:p text:style-name="P27">Tu<text:tab/><text:tab/>boi<text:span text:style-name="T48">s</text:span><text:tab/><text:tab/>[ tu bwa ]</text:p>
      <text:p text:style-name="P27">Il, elle, on<text:tab/>boi<text:span text:style-name="T48">t</text:span><text:tab/><text:tab/>[ il, el, qu bwa ]</text:p>
      <text:p text:style-name="P27">Nous<text:tab/><text:tab/>buv<text:span text:style-name="T48">ons</text:span><text:tab/>[ nu buvo ]</text:p>
      <text:p text:style-name="P27">Vous<text:tab/><text:tab/>buv<text:span text:style-name="T48">ez</text:span><text:tab/><text:tab/>[ vu buve ]</text:p>
      <text:p text:style-name="P27">Ils, elles<text:tab/>boiv<text:span text:style-name="T48">ent</text:span><text:tab/>[ il, el bwav ]</text:p>
      <text:p text:style-name="P27"/>
      <text:p text:style-name="P27"/>
      <text:p text:style-name="P27"/>
      <text:p text:style-name="P49"><text:soft-page-break/><text:span text:style-name="T76">Cour</text:span><text:span text:style-name="T51">ir</text:span><text:span text:style-name="T48"><text:tab/></text:span>[ <text:span text:style-name="T74">kurir</text:span>] <text:span text:style-name="T98">(to run)</text:span></text:p>
      <text:p text:style-name="P42"/>
      <text:p text:style-name="P49">Je <text:s/><text:span text:style-name="T74">cour</text:span><text:span text:style-name="T53">s</text:span><text:tab/><text:tab/>[ xġ <text:s/><text:span text:style-name="T74">kur</text:span><text:span text:style-name="T71"> </text:span>]<text:tab/><text:tab/></text:p>
      <text:p text:style-name="P119"><text:span text:style-name="T12">Tu </text:span><text:span text:style-name="T13">cour</text:span><text:span text:style-name="T54">s</text:span><text:span text:style-name="T12"><text:tab/><text:tab/>[ tu </text:span><text:span text:style-name="T13">kur</text:span><text:span text:style-name="T14"> </text:span><text:span text:style-name="T12">]<text:tab/><text:tab/><text:tab/></text:span></text:p>
      <text:p text:style-name="P49">il, elle, on <text:span text:style-name="T74">cour</text:span><text:span text:style-name="T53">t</text:span><text:tab/>[ il, el, qu <text:s/><text:span text:style-name="T74">kur</text:span><text:span text:style-name="T71"> </text:span>]<text:tab/><text:tab/></text:p>
      <text:p text:style-name="P49"/>
      <text:p text:style-name="P49">nous <text:span text:style-name="T74">cour</text:span><text:span text:style-name="T48">ons</text:span><text:tab/><text:tab/>[ nu <text:span text:style-name="T74">kuro</text:span><text:span text:style-name="T71"> </text:span>]<text:tab/><text:tab/><text:tab/></text:p>
      <text:p text:style-name="P49">vous <text:span text:style-name="T74">cour</text:span><text:span text:style-name="T48">ez</text:span><text:tab/><text:tab/>[ vu <text:s/><text:span text:style-name="T74">kure</text:span><text:span text:style-name="T71"> </text:span>]<text:tab/><text:tab/><text:tab/></text:p>
      <text:p text:style-name="P56"><text:span text:style-name="T99">ils, elles </text:span><text:span text:style-name="T74">cour</text:span><text:span text:style-name="T70">ent</text:span><text:span text:style-name="T99"><text:tab/>[ il, el </text:span><text:span text:style-name="T74">kur</text:span><text:span text:style-name="T71"> </text:span><text:span text:style-name="T99">]<text:tab/></text:span></text:p>
      <text:p text:style-name="P27"/>
      <text:p text:style-name="P27"><text:span text:style-name="Strong_20_Emphasis">Lire</text:span> [ lir ] (to read)</text:p>
      <text:p text:style-name="P27">Je<text:tab/><text:tab/>li<text:span text:style-name="T48">s</text:span><text:tab/><text:tab/>[ xġ li ]</text:p>
      <text:p text:style-name="P27">Tu<text:tab/><text:tab/>li<text:span text:style-name="T48">s</text:span><text:tab/><text:tab/>[ tu li ]</text:p>
      <text:p text:style-name="P27">Il, elle, on<text:tab/>li<text:span text:style-name="T48">t</text:span><text:tab/><text:tab/>[ il, el, qu li ]</text:p>
      <text:p text:style-name="P27">Nous<text:tab/><text:tab/>lis<text:span text:style-name="T48">ons<text:tab/></text:span><text:tab/>[ nu li<text:span text:style-name="T91">ż</text:span>o ]</text:p>
      <text:p text:style-name="P27">Vous<text:tab/><text:tab/>lise<text:span text:style-name="T48">z<text:tab/></text:span><text:tab/>[ vu li<text:span text:style-name="T91">ż</text:span>e ]</text:p>
      <text:p text:style-name="P27">Ils, elles<text:tab/>lis<text:span text:style-name="T48">ent</text:span><text:tab/><text:tab/>[ il, el li<text:span text:style-name="T91">ż</text:span> ]</text:p>
      <text:p text:style-name="P27"/>
      <text:p text:style-name="P104"><text:span text:style-name="T25">Cuisin</text:span><text:span text:style-name="T60">er</text:span><text:span text:style-name="T6"> [ k</text:span><text:span text:style-name="T17">w</text:span><text:span text:style-name="T6">i</text:span><text:span text:style-name="T17">ż</text:span><text:span text:style-name="T6">i-ne ] (to cook)<text:tab/><text:tab/></text:span></text:p>
      <text:p text:style-name="P27">Je<text:tab/><text:tab/>cuisin<text:span text:style-name="T48">e<text:tab/></text:span><text:tab/>[ xġ k<text:span text:style-name="T92">w</text:span>i<text:span text:style-name="T92">ż</text:span>in ]</text:p>
      <text:p text:style-name="P27">Tu<text:tab/><text:tab/>cuisin<text:span text:style-name="T48">es</text:span><text:tab/>[ tu k<text:span text:style-name="T92">w</text:span>i<text:span text:style-name="T92">ż</text:span>in ]</text:p>
      <text:p text:style-name="P27">Il, elle, on<text:tab/>cuisin<text:span text:style-name="T48">e<text:tab/></text:span><text:tab/>[ il, el, qu k<text:span text:style-name="T92">w</text:span>i<text:span text:style-name="T92">ż</text:span>in ]</text:p>
      <text:p text:style-name="P27">Nous<text:tab/><text:tab/>cuisin<text:span text:style-name="T48">ons</text:span><text:tab/>[ nu k<text:span text:style-name="T92">w</text:span>i<text:span text:style-name="T92">ż</text:span>i-no ]</text:p>
      <text:p text:style-name="P27">Vous<text:tab/><text:tab/>cuisin<text:span text:style-name="T48">ez</text:span><text:tab/>[ vu k<text:span text:style-name="T92">w</text:span>i<text:span text:style-name="T92">ż</text:span>i-ne ]</text:p>
      <text:p text:style-name="P27">Ils, elles<text:tab/>cuisin<text:span text:style-name="T48">ent</text:span><text:tab/>[ il, el k<text:span text:style-name="T92">w</text:span>i<text:span text:style-name="T92">ż</text:span>in ]</text:p>
      <text:p text:style-name="P27"/>
      <text:p text:style-name="P27"><text:span text:style-name="T72">Écri</text:span><text:span text:style-name="T49">re</text:span> [ ek-<text:span text:style-name="T94">r</text:span>ir ] (to write)</text:p>
      <text:p text:style-name="P27">Je<text:tab/><text:tab/>écri<text:span text:style-name="T48">s</text:span><text:tab/><text:tab/>[ xġ ek<text:span text:style-name="T94">ri</text:span> ]</text:p>
      <text:p text:style-name="P27">Tu<text:tab/><text:tab/>écri<text:span text:style-name="T48">s</text:span><text:tab/><text:tab/>[ tu ek<text:span text:style-name="T94">ri</text:span>]</text:p>
      <text:p text:style-name="P27">Il, elle, on<text:tab/>écri<text:span text:style-name="T48">t<text:tab/></text:span><text:tab/>[ il, el, qu ek<text:span text:style-name="T94">ri</text:span>]</text:p>
      <text:p text:style-name="P27">Nous<text:tab/><text:tab/>écriv<text:span text:style-name="T48">ons</text:span><text:tab/>[ nu <text:span text:style-name="T92">ż_</text:span>ek<text:span text:style-name="T92">r</text:span>i-vo ]</text:p>
      <text:p text:style-name="P27">Vous<text:tab/><text:tab/>écrive<text:span text:style-name="T48">z<text:tab/></text:span><text:tab/>[ vu <text:span text:style-name="T92">ż_</text:span>ek<text:span text:style-name="T92">r</text:span>i-ve ]</text:p>
      <text:p text:style-name="P29">Ils, elles<text:tab/>écriv<text:span text:style-name="T48">ent</text:span><text:tab/>[ il, el <text:span text:style-name="T92">ż_ ekgri</text:span> ]</text:p>
      <text:p text:style-name="P29"/>
      <text:p text:style-name="P29"/>
      <text:p text:style-name="P29"/>
      <text:p text:style-name="P49"><text:soft-page-break/><text:span text:style-name="T75">Nag</text:span><text:span text:style-name="T50">er</text:span><text:span text:style-name="T48"><text:tab/></text:span>[ <text:span text:style-name="T71">naxġe</text:span> ] <text:span text:style-name="T98">( to swim)</text:span></text:p>
      <text:p text:style-name="P42"/>
      <text:p text:style-name="P49">Je <text:s/><text:span text:style-name="T71">nag</text:span><text:span text:style-name="T48">e</text:span> <text:tab/><text:tab/>[ xġ <text:s/><text:span text:style-name="T71">naxġ </text:span>]<text:tab/><text:tab/></text:p>
      <text:p text:style-name="P49">Tu <text:span text:style-name="T71">nag</text:span><text:span text:style-name="T48">es</text:span><text:tab/><text:tab/>[ tu <text:span text:style-name="T71">naxġ </text:span>]<text:tab/><text:tab/><text:tab/></text:p>
      <text:p text:style-name="P49">il, elle, on <text:span text:style-name="T71">nag</text:span><text:span text:style-name="T48">e</text:span><text:tab/>[ il, el, qu <text:s/><text:span text:style-name="T71">naxġ </text:span>]<text:tab/><text:tab/></text:p>
      <text:p text:style-name="P49"/>
      <text:p text:style-name="P49">nous <text:span text:style-name="T71">nag</text:span><text:span text:style-name="T53">e</text:span><text:span text:style-name="T48">ons</text:span><text:tab/><text:tab/>[ nu <text:span text:style-name="T71">naxġo </text:span>]<text:tab/><text:tab/><text:tab/></text:p>
      <text:p text:style-name="P49">vous <text:span text:style-name="T71">nag</text:span><text:span text:style-name="T48">ez</text:span><text:tab/><text:tab/>[ vu <text:s/><text:span text:style-name="T71">naxġe </text:span>]<text:tab/><text:tab/><text:tab/></text:p>
      <text:p text:style-name="P49">ils, elles <text:span text:style-name="T71">nag</text:span><text:span text:style-name="T48">ent</text:span><text:tab/>[ il, el <text:span text:style-name="T71">naxġ </text:span>]<text:tab/></text:p>
      <text:p text:style-name="P27"/>
      <text:p text:style-name="P61">Sentences about Eating and Drinking</text:p>
      <text:p text:style-name="P55">La femme mange.</text:p>
      <text:p text:style-name="P55">L'homme mange.</text:p>
      <text:p text:style-name="P55">Le garçon mange.</text:p>
      <text:p text:style-name="P55">La fille mange.</text:p>
      <text:p text:style-name="P55">Les femmes mangent.</text:p>
      <text:p text:style-name="P55">Les hommes mangent.</text:p>
      <text:p text:style-name="P55">Les garçons mangent.</text:p>
      <text:p text:style-name="P55">Les filles mangent.</text:p>
      <text:p text:style-name="P55">Elle mange.</text:p>
      <text:p text:style-name="P55">Il mange.</text:p>
      <text:p text:style-name="P55">Ils mangent.</text:p>
      <text:p text:style-name="P55">Elles mangent.</text:p>
      <text:p text:style-name="P55">L'homme boit.</text:p>
      <text:p text:style-name="P55">La fille boit.</text:p>
      <text:p text:style-name="P55">Les hommes boivent.</text:p>
      <text:p text:style-name="P55">Elle boit.</text:p>
      <text:p text:style-name="P55">Ils boivent.</text:p>
      <text:p text:style-name="P55"/>
      <text:p text:style-name="P61">Sentences about Reading and Writing</text:p>
      <text:p text:style-name="P55">L'homme lit.</text:p>
      <text:p text:style-name="P55">La femme lit.</text:p>
      <text:p text:style-name="P55">La fille lit.</text:p>
      <text:p text:style-name="P55">Le garçon lit.</text:p>
      <text:p text:style-name="P55">Les femmes lisent.</text:p>
      <text:p text:style-name="P55">Les hommes lisent.</text:p>
      <text:p text:style-name="P55"><text:soft-page-break/>Les garçons lisent.</text:p>
      <text:p text:style-name="P55">Les filles lisent.</text:p>
      <text:p text:style-name="P55">Elle lit.</text:p>
      <text:p text:style-name="P55">Il lit.</text:p>
      <text:p text:style-name="P55">Ils lisent.</text:p>
      <text:p text:style-name="P55">Elle écrit.</text:p>
      <text:p text:style-name="P55">Il écrit.</text:p>
      <text:p text:style-name="P55">Ils écrivent.</text:p>
      <text:p text:style-name="P55">Elles écrivent.</text:p>
      <text:p text:style-name="P55"/>
      <text:p text:style-name="P61">Sentences about Running</text:p>
      <text:p text:style-name="P55">La femme court.</text:p>
      <text:p text:style-name="P55">L'homme court.</text:p>
      <text:p text:style-name="P55">La fille court.</text:p>
      <text:p text:style-name="P55">Le garçon court.</text:p>
      <text:p text:style-name="P55">Les femmes courent.</text:p>
      <text:p text:style-name="P55">Les hommes courent.</text:p>
      <text:p text:style-name="P55">Les filles courent.</text:p>
      <text:p text:style-name="P55">Les garçons courent.</text:p>
      <text:p text:style-name="P55">Elle court.</text:p>
      <text:p text:style-name="P55">Il court.</text:p>
      <text:p text:style-name="P55">Ils courent.</text:p>
      <text:p text:style-name="P55">Elles courent.</text:p>
      <text:p text:style-name="P55"/>
      <text:p text:style-name="P61">Sentences about Cooking</text:p>
      <text:p text:style-name="P55">L'homme cuisine.</text:p>
      <text:p text:style-name="P55">Elle cuisine.</text:p>
      <text:p text:style-name="P55">Il cuisine.</text:p>
      <text:p text:style-name="P55">Ils cuisinent.</text:p>
      <text:p text:style-name="P55">Elles cuisinent.</text:p>
      <text:p text:style-name="P55">Les hommes cuisinent.</text:p>
      <text:p text:style-name="P55"/>
      <text:p text:style-name="P61">Sentences about Swimming</text:p>
      <text:p text:style-name="P55">La fille nage.</text:p>
      <text:p text:style-name="P55">L'homme nage.</text:p>
      <text:p text:style-name="P55">Les femmes nagent.</text:p>
      <text:p text:style-name="P55"><text:soft-page-break/>Les garçons nagent.</text:p>
      <text:p text:style-name="P55">Il nage.</text:p>
      <text:p text:style-name="P55">Elle nage.</text:p>
      <text:p text:style-name="P55">Ils nagent.</text:p>
      <text:p text:style-name="P55"/>
      <text:p text:style-name="P61">Sentences about Articles</text:p>
      <text:p text:style-name="P55">Un garçon.</text:p>
      <text:p text:style-name="P55">Une fille.</text:p>
      <text:p text:style-name="P55">Des garçons.</text:p>
      <text:p text:style-name="P55">Des filles.</text:p>
      <text:p text:style-name="P55">Des hommes.</text:p>
      <text:p text:style-name="P55">Des femmes.</text:p>
      <text:p text:style-name="P55"/>
      <text:p text:style-name="P102"><text:span text:style-name="T27"/></text:p>
      <text:p text:style-name="P20">________________________________________________________________________________________________</text:p>
      <text:p text:style-name="P20"/>
      <text:p text:style-name="P50">é è à ù â ê î ô û ë ï ü ç œ æ É È À Ù Â Ê Î Ô Û Ë Ï Ü Ç Œ Æ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8-25T17:46:27.514910392</dc:date>
    <meta:editing-duration>PT6H52M51S</meta:editing-duration>
    <meta:editing-cycles>48</meta:editing-cycles>
    <meta:generator>LibreOffice/24.2.5.2$Linux_X86_64 LibreOffice_project/420$Build-2</meta:generator>
    <meta:document-statistic meta:table-count="0" meta:image-count="0" meta:object-count="0" meta:page-count="5" meta:paragraph-count="132" meta:word-count="596" meta:character-count="2842" meta:non-whitespace-character-count="2277"/>
  </office:meta>
</office:document-meta>
</file>